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office:value-type="string" calcext:value-type="string">
            <text:p>Second Essay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FinalRaw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4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[.G2]+0.2*[.F2]+0.3*[.H2]+0.15*[.D2]+0.15*[.E2]" office:value-type="float" office:value="0.85" calcext:value-type="float">
            <text:p>0.85</text:p>
          </table:table-cell>
          <table:table-cell table:formula="of:=[.I2]+0.03" office:value-type="float" office:value="0.88" calcext:value-type="float">
            <text:p>0.88</text:p>
          </table:table-cell>
          <table:table-cell office:value-type="string" calcext:value-type="string">
            <text:p>B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4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2" office:value-type="float" office:value="0.2" calcext:value-type="float">
            <text:p>0.2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[.G3]+0.2*[.F3]+0.3*[.H3]+0.15*[.D3]+0.15*[.E3]" office:value-type="float" office:value="0.95" calcext:value-type="float">
            <text:p>0.95</text:p>
          </table:table-cell>
          <table:table-cell table:formula="of:=[.I3]+0.03" office:value-type="float" office:value="0.98" calcext:value-type="float">
            <text:p>0.98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0/100" office:value-type="float" office:value="0" calcext:value-type="float">
            <text:p>0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2" office:value-type="float" office:value="0.2" calcext:value-type="float">
            <text:p>0.2</text:p>
          </table:table-cell>
          <table:table-cell table:formula="of:=90/100" office:value-type="float" office:value="0.9" calcext:value-type="float">
            <text:p>0.9</text:p>
          </table:table-cell>
          <table:table-cell table:formula="of:=[.G5]+0.2*[.F5]+0.3*[.H5]+0.15*[.D5]+0.15*[.E5]" office:value-type="float" office:value="0.935" calcext:value-type="float">
            <text:p>0.935</text:p>
          </table:table-cell>
          <table:table-cell table:formula="of:=[.I5]+0.03" office:value-type="float" office:value="0.965" calcext:value-type="float">
            <text:p>0.965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formula="of:=7/10" office:value-type="float" office:value="0.7" calcext:value-type="float">
            <text:p>0.7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0.15" office:value-type="float" office:value="0.15" calcext:value-type="float">
            <text:p>0.15</text:p>
          </table:table-cell>
          <table:table-cell table:formula="of:=60/100" office:value-type="float" office:value="0.6" calcext:value-type="float">
            <text:p>0.6</text:p>
          </table:table-cell>
          <table:table-cell table:formula="of:=[.G6]+0.2*[.F6]+0.3*[.H6]+0.15*[.D6]+0.15*[.E6]" office:value-type="float" office:value="0.695" calcext:value-type="float">
            <text:p>0.695</text:p>
          </table:table-cell>
          <table:table-cell table:formula="of:=[.I6]+0.03" office:value-type="float" office:value="0.725" calcext:value-type="float">
            <text:p>0.725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formula="of:=8/10" office:value-type="float" office:value="0.8" calcext:value-type="float">
            <text:p>0.8</text:p>
          </table:table-cell>
          <table:table-cell table:formula="of:=0/100" office:value-type="float" office:value="0" calcext:value-type="float">
            <text:p>0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4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formula="of:=8/10" office:value-type="float" office:value="0.8" calcext:value-type="float">
            <text:p>0.8</text:p>
          </table:table-cell>
          <table:table-cell table:formula="of:=80/100" office:value-type="float" office:value="0.8" calcext:value-type="float">
            <text:p>0.8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4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50/100" office:value-type="float" office:value="0.5" calcext:value-type="float">
            <text:p>0.5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4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formula="of:=0/10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Terry </text:p>
          </table:table-cell>
          <table:table-cell table:style-name="ce4" office:value-type="string" calcext:value-type="string">
            <text:p>jterry@poets.whittier.edu</text:p>
          </table:table-cell>
          <table:table-cell table:formula="of:=0.5" office:value-type="float" office:value="0.5" calcext:value-type="float">
            <text:p>0.5</text:p>
          </table:table-cell>
          <table:table-cell table:formula="of:=6/10" office:value-type="float" office:value="0.6" calcext:value-type="float">
            <text:p>0.6</text:p>
          </table:table-cell>
          <table:table-cell table:formula="of:=70/100" office:value-type="float" office:value="0.7" calcext:value-type="float">
            <text:p>0.7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0-08-25T14:33:50</meta:creation-date>
    <dc:date>2022-12-10T15:21:33.024073739</dc:date>
    <meta:editing-duration>P1DT6H55M52S</meta:editing-duration>
    <meta:editing-cycles>129</meta:editing-cycles>
    <meta:document-statistic meta:table-count="1" meta:cell-count="104" meta:object-count="0"/>
  </office:meta>
</office:document-meta>
</file>